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625in double #000000" style:border-line-width-bottom="0.0208in 0.0208in 0.0208in" fo:border-right="none" fo:padding="0in" style:shadow="none"/>
    </style:style>
    <style:style style:name="T3" style:parent-style-name="DefaultParagraphFont" style:family="text">
      <style:text-properties style:text-position="super 66.6%"/>
    </style:style>
    <style:style style:name="P4" style:parent-style-name="Standard" style:family="paragraph">
      <style:paragraph-properties fo:border-top="none" fo:border-left="none" fo:border-bottom="0.0625in double #000000" style:border-line-width-bottom="0.0208in 0.0208in 0.0208in" fo:border-right="none" fo:padding="0in" style:shadow="none"/>
    </style:style>
    <style:style style:name="T5" style:parent-style-name="DefaultParagraphFont" style:family="text">
      <style:text-properties style:text-position="super 66.6%"/>
    </style:style>
    <style:style style:name="T6" style:parent-style-name="DefaultParagraphFont" style:family="text">
      <style:text-properties style:text-position="super 66.6%"/>
    </style:style>
    <style:style style:name="P7" style:parent-style-name="Standard" style:family="paragraph">
      <style:paragraph-properties fo:border-top="none" fo:border-left="none" fo:border-bottom="0.0625in double #000000" style:border-line-width-bottom="0.0208in 0.0208in 0.0208in" fo:border-right="none" fo:padding="0in" style:shadow="none"/>
    </style:style>
    <style:style style:name="P8" style:parent-style-name="Standard" style:family="paragraph">
      <style:paragraph-properties fo:border-top="none" fo:border-left="none" fo:border-bottom="0.0625in double #000000" style:border-line-width-bottom="0.0208in 0.0208in 0.0208in" fo:border-right="none" fo:padding="0in" style:shadow="none"/>
    </style:style>
    <style:style style:name="T9" style:parent-style-name="DefaultParagraphFont" style:family="text">
      <style:text-properties style:text-position="super 66.6%"/>
    </style:style>
    <style:style style:name="T10" style:parent-style-name="DefaultParagraphFont" style:family="text">
      <style:text-properties style:text-position="super 66.6%"/>
    </style:style>
  </office:automatic-styles>
  <office:body>
    <office:text text:use-soft-page-breaks="true">
      <text:p text:style-name="P1"/>
      <text:p text:style-name="Standard">Build &amp;<text:s/>Release Project ::</text:p>
      <text:p text:style-name="Standard"/>
      <text:p text:style-name="Standard">Using</text:p>
      <text:p text:style-name="Standard">1. Game Of Life Github link <text:s text:c="2"/>:: <text:s text:c="2"/><text:a xlink:href="https://github.com/wakaleo/game-of-life.git" office:target-frame-name="_top" xlink:show="replace">https://github.com/wakaleo/game-of-life.git</text:a></text:p>
      <text:p text:style-name="Standard">2. Jleetutorial Github Link <text:s text:c="5"/>:: <text:s text:c="2"/>https://github.com/jleetutorial/maven-project.git</text:p>
      <text:p text:style-name="Standard"/>
      <text:p text:style-name="Standard">------------------X----------------X--------------X-------------X----------------X--------</text:p>
      <text:p text:style-name="Standard"/>
      <text:p text:style-name="Standard">Prerequirements @ Jenkins <text:s/>{ Pluggins }</text:p>
      <text:p text:style-name="Standard"/>
      <text:p text:style-name="Standard">1. Git Pluggin</text:p>
      <text:p text:style-name="Standard">2. Zentime Pluggin</text:p>
      <text:p text:style-name="Standard">3. Maven Pluggin</text:p>
      <text:p text:style-name="Standard">4. Copy Artifacts Pluggin</text:p>
      <text:p text:style-name="Standard">5. Deploy to Containers Pluggin</text:p>
      <text:p text:style-name="Standard">6. Build Pipeline Pluggin</text:p>
      <text:p text:style-name="Standard"/>
      <text:p text:style-name="Standard">------------------X----------------X--------------X-------------X----------------X--------</text:p>
      <text:p text:style-name="Standard"/>
      <text:p text:style-name="Standard">Different Phases in Maven Build Life Cycle ::</text:p>
      <text:p text:style-name="Standard"/>
      <text:p text:style-name="Standard">1. Validate</text:p>
      <text:p text:style-name="Standard">2. Compile</text:p>
      <text:p text:style-name="Standard">3. Test</text:p>
      <text:p text:style-name="Standard">4. Package</text:p>
      <text:p text:style-name="Standard">5. Verify</text:p>
      <text:p text:style-name="Standard">6. Install</text:p>
      <text:p text:style-name="Standard">7. Deploy</text:p>
      <text:p text:style-name="Standard"/>
      <text:p text:style-name="Standard">------------------X----------------X--------------X-------------X----------------X--------</text:p>
      <text:p text:style-name="Standard"/>
      <text:p text:style-name="Standard">First create 3 Instances in aws with seprate Security Groups</text:p>
      <text:p text:style-name="Standard"/>
      <text:p text:style-name="Standard">1. Jenkins-aws <text:s/>= <text:s/>Jenkins-SG <text:s/>= <text:s/>port 22 &amp; port 8080</text:p>
      <text:p text:style-name="Standard">2 Tomcat-deployment-aws <text:s/>= <text:s/>TomCat-SG <text:s/>= <text:s/>port 22 &amp; port 8080</text:p>
      <text:p text:style-name="Standard">3 Tomcat-production-server-aws <text:s/>= <text:s/>TomCat-SG = port 22 &amp; port 8080</text:p>
      <text:p text:style-name="Standard"/>
      <text:p text:style-name="Standard">------------------X----------------X--------------X-------------X----------------X--------</text:p>
      <text:p text:style-name="Standard"/>
      <text:p text:style-name="Standard">Second Create 3 Instances</text:p>
      <text:p text:style-name="Standard"/>
      <text:p text:style-name="Standard">1. Jenkins aws Instance <text:s/>using Ubuntu 16.04 &amp; add Jenkins-SG</text:p>
      <text:p text:style-name="Standard">2. Tomcat-deployment aws Instance using Ubuntu 16.04 &amp; add TomCat-SG</text:p>
      <text:p text:style-name="Standard">3. Tomcat-production-server aws Instance using Ubuntu 16.04 &amp; add TomCat-SG</text:p>
      <text:p text:style-name="Standard"/>
      <text:p text:style-name="Standard">------------------X----------------X--------------X-------------X----------------X--------</text:p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After Creating the Instances start all the 3 Instances</text:p>
      <text:p text:style-name="Standard"/>
      <text:p text:style-name="Standard">Now</text:p>
      <text:p text:style-name="Standard"/>
      <text:p text:style-name="Standard">Login to Jenkins web page using the public ip of the Jenkins Instance</text:p>
      <text:p text:style-name="Standard">@ web page</text:p>
      <text:p text:style-name="Standard">type</text:p>
      <text:p text:style-name="Standard">&lt;Jenkins-aws-public-ip&gt;:8080</text:p>
      <text:p text:style-name="Standard"/>
      <text:p text:style-name="Standard">In Jenkins</text:p>
      <text:p text:style-name="Standard"/>
      <text:p text:style-name="Standard">STEP 1 : <text:s/>Create a job or project in jenkins for package of game of life</text:p>
      <text:p text:style-name="Standard"/>
      <text:p text:style-name="Standard">Jenkins ==&gt; select New Item ==&gt; write the project name</text:p>
      <text:p text:style-name="Standard">==&gt; Gameoflife-Package</text:p>
      <text:p text:style-name="Standard">==&gt; select FREE STYLE PROJECT <text:s/>then click OK @ bottom of the page</text:p>
      <text:p text:style-name="Standard"/>
      <text:p text:style-name="Standard">now u will have a new page with the configuration of Gameoflife-Package <text:s/>Project or Job</text:p>
      <text:p text:style-name="Standard"/>
      <text:p text:style-name="Standard">In that new page do<text:s/>the following</text:p>
      <text:p text:style-name="Standard"/>
      <text:p text:style-name="Standard">==&gt; <text:s/>In Source Code Management</text:p>
      <text:p text:style-name="Standard"><text:tab/>give the git URL of Game Of Life Github</text:p>
      <text:p text:style-name="Standard"/>
      <text:p text:style-name="Standard"><text:tab/>URL :: <text:s text:c="2"/><text:a xlink:href="https://github.com/wakaleo/game-of-life.git" office:target-frame-name="_top" xlink:show="replace">https://github.com/wakaleo/game-of-life.git</text:a></text:p>
      <text:p text:style-name="Standard"/>
      <text:p text:style-name="Standard"/>
      <text:p text:style-name="Standard"/>
      <text:p text:style-name="Standard"/>
      <text:p text:style-name="Standard">==&gt; In Build</text:p>
      <text:p text:style-name="Standard"><text:tab/><text:tab/>--&gt; select ==&gt; Invoke top-level Maven Target</text:p>
      <text:p text:style-name="Standard"><text:tab/><text:tab/><text:tab/><text:tab/>Goal ==&gt;<text:s/>clean package</text:p>
      <text:p text:style-name="Standard"/>
      <text:p text:style-name="Standard">==&gt; In Post Build Action</text:p>
      <text:p text:style-name="Standard"><text:tab/><text:tab/>--&gt; select ==&gt; Archive the Artifacts</text:p>
      <text:p text:style-name="Standard"><text:tab/><text:tab/><text:tab/><text:tab/>type = **/*.war</text:p>
      <text:p text:style-name="Standard"/>
      <text:p text:style-name="Standard">Then Click on Save <text:s text:c="2"/>OR <text:s text:c="2"/>Apply &amp; Save</text:p>
      <text:p text:style-name="Standard"/>
      <text:p text:style-name="Standard">Then Click on Build Now</text:p>
      <text:p text:style-name="Standard">check the output <text:s/>if its Success or Failed</text:p>
      <text:p text:style-name="Standard"/>
      <text:p text:style-name="Standard">if Success go to the next STEP 2</text:p>
      <text:p text:style-name="Standard">if Failed reslove the error &amp; go to STEP 2.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STEP 2 :: Create a another job for Static Code Analysis</text:p>
      <text:p text:style-name="Standard"/>
      <text:p text:style-name="Standard">Go to Jenkins ==&gt; select New Item ==&gt; Enter Project Name</text:p>
      <text:p text:style-name="Standard">Gameoflife-code-analysis</text:p>
      <text:p text:style-name="Standard">Select ==&gt; copy from option @ bottom of the page &amp; give the First Job or Project name for STEP 1</text:p>
      <text:p text:style-name="Standard">Gameoflife-Package <text:s/></text:p>
      <text:p text:style-name="Standard">Then Click Ok</text:p>
      <text:p text:style-name="Standard">U will be taken to the configuration step (a new configuration will be open with he copy of all the details from Gameoflife-Package )</text:p>
      <text:p text:style-name="Standard"/>
      <text:p text:style-name="Standard">Now do as the following steps</text:p>
      <text:p text:style-name="Standard"/>
      <text:p text:style-name="Standard">==&gt;<text:s/>In Build</text:p>
      <text:p text:style-name="Standard"><text:tab/>--&gt; Selcet ==&gt; Invoke Top-Level Mavan Target</text:p>
      <text:p text:style-name="Standard"><text:tab/><text:tab/><text:tab/>Goal ==&gt; <text:s/>checkstyle:checkstyle</text:p>
      <text:p text:style-name="Standard"/>
      <text:p text:style-name="Standard">==&gt; In Post Build Action</text:p>
      <text:p text:style-name="Standard"><text:tab/>--&gt; Select ==&gt; Publish Checkstyle Analysis Result</text:p>
      <text:p text:style-name="Standard"><text:tab/><text:tab/><text:tab/>Note : <text:s/>donot type anything in the box given below</text:p>
      <text:p text:style-name="Standard"/>
      <text:p text:style-name="Standard">Then Click on Save <text:s text:c="2"/>OR <text:s text:c="2"/>Apply<text:s/>&amp; Save</text:p>
      <text:p text:style-name="Standard"/>
      <text:p text:style-name="Standard">Then Click on Build Now</text:p>
      <text:p text:style-name="Standard">check the output <text:s/>if its Success or Failed</text:p>
      <text:p text:style-name="Standard"/>
      <text:p text:style-name="Standard">If Success follow the next step</text:p>
      <text:p text:style-name="Standard">If Failed Reslove the error &amp; follow the next step</text:p>
      <text:p text:style-name="Standard"/>
      <text:p text:style-name="Standard">===============&gt;</text:p>
      <text:p text:style-name="Standard"/>
      <text:p text:style-name="Standard">Now open the First Job Or First Project again “ Gameoflife-package ”</text:p>
      <text:p text:style-name="Standard"/>
      <text:p text:style-name="Standard">do as the following</text:p>
      <text:p text:style-name="Standard">==&gt; In Post Build Action</text:p>
      <text:p text:style-name="Standard"><text:tab/><text:tab/>--&gt; Select ==&gt; Build Other Project</text:p>
      <text:p text:style-name="Standard"><text:tab/><text:tab/><text:tab/><text:tab/>Enter the 2<text:span text:style-name="T3">nd</text:span><text:s/>Job or Project Name in the blank area</text:p>
      <text:p text:style-name="Standard"><text:tab/><text:tab/><text:tab/><text:tab/>“ Gameoflife-code-analysis ”</text:p>
      <text:p text:style-name="Standard"/>
      <text:p text:style-name="Standard">Then Click on Save <text:s text:c="2"/>OR <text:s text:c="2"/>Apply &amp;<text:s/>Save</text:p>
      <text:p text:style-name="Standard"/>
      <text:p text:style-name="Standard">Now Click on Build Job &amp; Check the Output</text:p>
      <text:p text:style-name="Standard"/>
      <text:p text:style-name="Standard">Note : we will notice that after the success of Gameoflife-package Job , It is triggering <text:s text:c="30"/>“ Gameoflife-code-analysis ”</text:p>
      <text:p text:style-name="Standard"/>
      <text:p text:style-name="Standard">Check the Output : its successfull</text:p>
      <text:p text:style-name="Standard">if Failed resolve<text:s/>the error &amp; go the next STEP 3</text:p>
      <text:p text:style-name="P4"/>
      <text:p text:style-name="Standard"/>
      <text:p text:style-name="Standard"/>
      <text:p text:style-name="Standard"/>
      <text:p text:style-name="Standard"/>
      <text:soft-page-break/>
      <text:p text:style-name="Standard">STEP 3 :: Create a new job for deploying the artifacts to TomCat Server</text:p>
      <text:p text:style-name="Standard"/>
      <text:p text:style-name="Standard">Go to Jenkins ==&gt; Selcet <text:s/>New Item ==&gt; enter the new project or job name</text:p>
      <text:p text:style-name="Standard">Gameoflife-deploy-to-tomcat</text:p>
      <text:p text:style-name="Standard">Select ==&gt; FREE STYLE PROJECT ==&gt; Then click OK @ bottom of the Page</text:p>
      <text:p text:style-name="Standard"/>
      <text:p text:style-name="Standard">now u will have a new page with the configuration of “ Gameoflife-deploy-to-tomcat ”</text:p>
      <text:p text:style-name="Standard"/>
      <text:p text:style-name="Standard">do as Following</text:p>
      <text:p text:style-name="Standard"/>
      <text:p text:style-name="Standard">==&gt; In Build</text:p>
      <text:p text:style-name="Standard"><text:tab/>--&gt; Selcet ==&gt; Copy Artifacts From Another Project</text:p>
      <text:p text:style-name="Standard"><text:tab/><text:tab/><text:tab/>Project Name : Gameoflife-package</text:p>
      <text:p text:style-name="Standard"><text:tab/><text:tab/><text:tab/>Artifacts to copy : **/*.war</text:p>
      <text:p text:style-name="Standard"/>
      <text:p text:style-name="Standard">==&gt;<text:s/>In Post Build Action</text:p>
      <text:p text:style-name="Standard"><text:tab/><text:tab/>--&gt; Select ==&gt; Deploy War/ear to a Container</text:p>
      <text:p text:style-name="Standard"><text:tab/><text:tab/><text:tab/><text:tab/>WAR/EAR : **/*.war</text:p>
      <text:p text:style-name="Standard"><text:tab/><text:tab/><text:tab/><text:tab/>Container : Tomcat 7.x</text:p>
      <text:p text:style-name="Standard"><text:tab/><text:tab/><text:tab/><text:tab/>Usernamer : tomcat ( tomcat server login name )</text:p>
      <text:p text:style-name="Standard"><text:tab/><text:tab/><text:tab/><text:tab/>Password : ***** <text:s text:c="2"/>(Tomcat’s server’s password )</text:p>
      <text:p text:style-name="Standard"><text:tab/><text:tab/><text:tab/><text:tab/>URL : &lt;Private ip from aws ToMCAT&gt;:8080</text:p>
      <text:p text:style-name="Standard"/>
      <text:p text:style-name="Standard">Now Click on Save <text:s text:c="2"/>OR <text:s text:c="2"/>Apply &amp; Save</text:p>
      <text:p text:style-name="Standard"/>
      <text:p text:style-name="Standard">Before Clicking on Build Now</text:p>
      <text:p text:style-name="Standard"/>
      <text:p text:style-name="Standard">In the aws – go to Tomcat Instance &amp; In the Security Group of Tomcat add the Jenkins Security Group ==&gt; <text:s/>Then the TomCat server will all the jenkin to access the TomCat server</text:p>
      <text:p text:style-name="Standard">[ In shot we are telling the TomCat that when ever the request comes from Jenkins Blindly allow the Jenkins to access Tomcat server ]</text:p>
      <text:p text:style-name="Standard"/>
      <text:p text:style-name="Standard">Now Click on Build Now</text:p>
      <text:p text:style-name="Standard"/>
      <text:p text:style-name="Standard">Check the Output of the Job or Project</text:p>
      <text:p text:style-name="Standard"/>
      <text:p text:style-name="Standard">If the the Output is Successfull then follow the next step</text:p>
      <text:p text:style-name="Standard">if Failed reslove the error &amp; go to the next step</text:p>
      <text:p text:style-name="Standard"/>
      <text:p text:style-name="Standard"/>
      <text:p text:style-name="Standard">====================&gt;</text:p>
      <text:p text:style-name="Standard"/>
      <text:p text:style-name="Standard">Now open the 2<text:span text:style-name="T5">nd</text:span><text:s/>Job or Project which we created</text:p>
      <text:p text:style-name="Standard">“ Gameoflife-code-analysis ”</text:p>
      <text:p text:style-name="Standard"/>
      <text:p text:style-name="Standard">do as the following</text:p>
      <text:p text:style-name="Standard"/>
      <text:p text:style-name="Standard">==&gt;<text:s/>In Post Build Action</text:p>
      <text:p text:style-name="Standard"><text:tab/><text:tab/>--&gt; Selcet Projects to build</text:p>
      <text:p text:style-name="Standard"><text:tab/><text:tab/><text:tab/>give the name of the 3<text:span text:style-name="T6">rd</text:span><text:s/>project <text:s/>“ Gameoflife-deploy-to-tomcat ”</text:p>
      <text:p text:style-name="Standard"/>
      <text:p text:style-name="Standard"/>
      <text:soft-page-break/>
      <text:p text:style-name="Standard">OR</text:p>
      <text:p text:style-name="Standard"/>
      <text:p text:style-name="Standard">==&gt; In Build</text:p>
      <text:p text:style-name="Standard"><text:tab/><text:tab/>--&gt; Selcet Trigger/calls builds on other projects</text:p>
      <text:p text:style-name="Standard"><text:tab/><text:tab/><text:tab/>Build Triggers</text:p>
      <text:p text:style-name="Standard"><text:tab/><text:tab/><text:tab/>Projects to Build : <text:s/>“ Gameoflife-deploy-to-tomcat ”</text:p>
      <text:p text:style-name="Standard"/>
      <text:p text:style-name="Standard">Now Click on Save <text:s text:c="2"/>OR <text:s text:c="3"/>Apply &amp; Save</text:p>
      <text:p text:style-name="Standard"/>
      <text:p text:style-name="Standard">Now go the Jenkins</text:p>
      <text:p text:style-name="Standard">Select first Job :: Gameoflife-package <text:s/>&amp; click on Build Now</text:p>
      <text:p text:style-name="Standard"/>
      <text:p text:style-name="Standard">check the output ::</text:p>
      <text:p text:style-name="Standard">After “ Gameoflife-package ” Job or Projectis complete it will trigger “ Gameoflife-code-analysis<text:s/>” Job or Project</text:p>
      <text:p text:style-name="Standard"/>
      <text:p text:style-name="Standard">After “ Gameoflife-code-analysis ” Job or Project is completed it will trigger “ Gameoflife-deloy-to-tomcat ” Job or Project</text:p>
      <text:p text:style-name="Standard"/>
      <text:p text:style-name="Standard">After completeting the Build Now</text:p>
      <text:p text:style-name="Standard">go to Tomcat web page</text:p>
      <text:p text:style-name="Standard">u will find the gameoflife is deployed to the sever (in<text:s/>the web)</text:p>
      <text:p text:style-name="Standard"/>
      <text:p text:style-name="Standard">After completeing the STEP 3 , Now start the STEP 4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>STEP 4 :: Create a another job for the procdution deployment</text:p>
      <text:p text:style-name="Standard"><text:tab/><text:tab/></text:p>
      <text:p text:style-name="Standard">Go to Jenkins ==&gt;<text:s/>Select New Item ==&gt; enter the Project Name</text:p>
      <text:p text:style-name="Standard">“ Gameoflife-production-tomcat ”</text:p>
      <text:p text:style-name="Standard">Then Select FREE STYLE PROJECT &amp; click OK @ bottom of the page</text:p>
      <text:p text:style-name="Standard"/>
      <text:p text:style-name="Standard">Now a new page will be open with a where we have to set the following</text:p>
      <text:p text:style-name="Standard"/>
      <text:p text:style-name="Standard">==&gt; In Build</text:p>
      <text:p text:style-name="Standard"><text:tab/><text:tab/>--&gt; Select ==&gt; Copy Artifacts From Another Project</text:p>
      <text:p text:style-name="Standard"><text:tab/><text:tab/><text:tab/>Project Name : Gameoflife-package</text:p>
      <text:p text:style-name="Standard"><text:tab/><text:tab/><text:tab/>Artifacts to copy : **/*.war</text:p>
      <text:p text:style-name="Standard"/>
      <text:p text:style-name="Standard">==&gt; In Post Build Action</text:p>
      <text:p text:style-name="Standard"><text:tab/><text:tab/>--&gt; Select ==&gt; Deploy War/ear to a Container</text:p>
      <text:p text:style-name="Standard"><text:tab/><text:tab/><text:tab/><text:tab/>WAR/EAR : **/*.war</text:p>
      <text:p text:style-name="Standard"><text:tab/><text:tab/><text:tab/><text:tab/>Container : Tomcat 7.x</text:p>
      <text:p text:style-name="Standard"><text:tab/><text:tab/><text:tab/><text:tab/>Usernamer : tomcat ( tomcat server login name )</text:p>
      <text:p text:style-name="Standard"><text:tab/><text:tab/><text:tab/><text:tab/>Password : ***** <text:s text:c="2"/>(Tomcat’s server’s password )</text:p>
      <text:p text:style-name="Standard"><text:tab/><text:tab/><text:tab/><text:tab/>URL : &lt;Private ip from aws ToMCAT 2 Instance&gt;:8080</text:p>
      <text:p text:style-name="Standard"/>
      <text:p text:style-name="Standard">Now Click on Save <text:s text:c="2"/>OR <text:s text:c="2"/>Apply &amp; Save</text:p>
      <text:p text:style-name="Standard"/>
      <text:p text:style-name="Standard">================&gt;</text:p>
      <text:p text:style-name="Standard"/>
      <text:p text:style-name="Standard">Go back to “ Gameoflife-deploy-to-tomcat ” Project or Job</text:p>
      <text:p text:style-name="Standard"/>
      <text:p text:style-name="Standard">Now do as the<text:s/>following</text:p>
      <text:p text:style-name="Standard"/>
      <text:p text:style-name="Standard">==&gt; In Post Build Action</text:p>
      <text:p text:style-name="Standard"><text:tab/><text:tab/>--&gt; Select ==&gt; Build other project (manual step)</text:p>
      <text:p text:style-name="Standard"><text:tab/><text:tab/><text:tab/><text:tab/>Down Stream Job :: “ Gameoflife-production-tomcat ”</text:p>
      <text:p text:style-name="Standard"/>
      <text:p text:style-name="Standard">Then Click on Save <text:s text:c="2"/>OR <text:s text:c="3"/>Apply &amp; Save</text:p>
      <text:p text:style-name="Standard"/>
      <text:p text:style-name="Standard"/>
      <text:p text:style-name="Standard">Now go to Jenkins</text:p>
      <text:p text:style-name="Standard">Select ==&gt; <text:s/>Gameoflife-package <text:s/>&amp; Click on Build Now</text:p>
      <text:p text:style-name="Standard"/>
      <text:p text:style-name="Standard">Check the Output ::</text:p>
      <text:p text:style-name="Standard"/>
      <text:p text:style-name="Standard">Result ::</text:p>
      <text:p text:style-name="Standard"/>
      <text:p text:style-name="Standard">Gameoflife-package will b started ... After completing it will Trigger Gameoflife-code-analysis .. After Gameoflife-code-analysis is completed it will Trigger Gameoflife-deploy-to-tomcat</text:p>
      <text:p text:style-name="Standard">After Gameoflife-deploy-to-tomcat is completed it will Trigger Gameoflife-production-tomcat</text:p>
      <text:p text:style-name="Standard"/>
      <text:p text:style-name="Standard">Now login to Production TomCat Server @ web <text:s/>&amp; check the gameoflife</text:p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Now in an Organisation we have ‘n’ number of jobs running</text:p>
      <text:p text:style-name="Standard">To find out which job is linked as Down<text:s/>Stream Job &amp; Up Steam Job</text:p>
      <text:p text:style-name="Standard">To Find out the status of the Job [ success or failed <text:s text:c="2"/>| <text:s/>to reslove the errors ] <text:s/>we need to group the jobs in one place so that the person checking the status of the job can easly identity the flow , error &amp; status of the job</text:p>
      <text:p text:style-name="Standard"/>
      <text:p text:style-name="Standard">for the above requirement we now use BUILD PIPELINE FLOW</text:p>
      <text:p text:style-name="Standard"/>
      <text:p text:style-name="Standard"/>
      <text:p text:style-name="Standard">Go to Jenkins</text:p>
      <text:p text:style-name="Standard">@ centre of the page u will find ALL followed by a ‘ + ’ symbol</text:p>
      <text:p text:style-name="Standard">click on the ‘ + ’ symbol we will file 3 Options</text:p>
      <text:p text:style-name="Standard"/>
      <text:p text:style-name="Standard">1<text:span text:style-name="T9">st</text:span><text:s/>Option = Build Pipeline Flow</text:p>
      <text:p text:style-name="Standard">Select the Build Pipeline Flow</text:p>
      <text:p text:style-name="Standard">Enter the Name of Ur Choise :: <text:s/>“ GameOfLife-Pipeline ”</text:p>
      <text:p text:style-name="Standard">Then <text:s/>Click on Ok</text:p>
      <text:p text:style-name="Standard"/>
      <text:p text:style-name="Standard">a New page will b open</text:p>
      <text:p text:style-name="Standard"/>
      <text:p text:style-name="Standard">Now follow as the below steps</text:p>
      <text:p text:style-name="Standard"/>
      <text:p text:style-name="Standard">==&gt; Select initial Job</text:p>
      <text:p text:style-name="Standard"><text:tab/><text:tab/>enter the 1<text:span text:style-name="T10">st</text:span><text:s/>Project or Job name</text:p>
      <text:p text:style-name="Standard"><text:tab/><text:tab/>here the Project name is <text:s/>“ <text:s/>Gameoflife-package ”</text:p>
      <text:p text:style-name="Standard"/>
      <text:p text:style-name="Standard">Click on Apply &amp; Save</text:p>
      <text:p text:style-name="Standard"/>
      <text:p text:style-name="Standard">Now @ Jenkins @ centre of the page <text:s/>u will fine ALL</text:p>
      <text:p text:style-name="Standard">In the same line after ALL</text:p>
      <text:p text:style-name="Standard">u will find the pipeline name which we have set <text:s/>“ Gameoflife-Pipeline ”</text:p>
      <text:p text:style-name="Standard"/>
      <text:p text:style-name="Standard">Click on that option</text:p>
      <text:p text:style-name="Standard">u will find all the linked jobs to the Gameoflife-package</text:p>
      <text:p text:style-name="Standard"/>
      <text:p text:style-name="Standard">Just lick on Build Now option</text:p>
      <text:p text:style-name="Standard">and see the OutPut.</text:p>
      <text:p text:style-name="Standard"/>
      <text:p text:style-name="Standard">Note :: <text:s/>After the completion of the STEP 4 we went back to previous Job &amp;<text:s/>we click on</text:p>
      <text:p text:style-name="Standard"><text:tab/>Build other Project (Manual Step)</text:p>
      <text:p text:style-name="Standard"><text:tab/>==&gt; in the pipeline , <text:s/>last job will wait for the user to click on start job</text:p>
      <text:p text:style-name="Standard"><text:tab/><text:tab/>after the user clicks on the start job it turns into Green (job completed) <text:s/></text:p>
      <text:p text:style-name="Standard"><text:tab/><text:tab/>if we donot click on build now , it will remain<text:s/>in waiting state</text:p>
      <text:p text:style-name="Standard"/>
      <text:p text:style-name="Standard">This is Called Manual Overhead , where , we have to click on it Manually so that the Artifacts goes to the Prodution Server</text:p>
      <text:p text:style-name="Standard">This is called Continious Delevory , where all the above steps ==&gt; Package – Code Analysis &amp; deploy to Tomcat server is done Automatically</text:p>
      <text:p text:style-name="Standard">But when the deployment comes to Production server , is waiting for the permission from the Devloper</text:p>
      <text:p text:style-name="Standard"/>
      <text:p text:style-name="Standard"/>
      <text:soft-page-break/>
      <text:p text:style-name="Standard">=============&gt;</text:p>
      <text:p text:style-name="Standard"/>
      <text:p text:style-name="Standard">Now we will Do Continious Deployment</text:p>
      <text:p text:style-name="Standard"/>
      <text:p text:style-name="Standard">Go the Jenkins</text:p>
      <text:p text:style-name="Standard">Select ==&gt; Gameoflife-deploy-to-tomcat</text:p>
      <text:p text:style-name="Standard"/>
      <text:p text:style-name="Standard">==&gt; In Post Build Actions</text:p>
      <text:p text:style-name="Standard"><text:tab/><text:tab/>--&gt; Delete the option ==&gt; <text:s/>Build other project (manual step)</text:p>
      <text:p text:style-name="Standard"><text:tab/><text:tab/>--&gt; And Select ==&gt; <text:s/>Build other project</text:p>
      <text:p text:style-name="Standard"><text:tab/><text:tab/><text:tab/><text:tab/><text:tab/>enter the name : <text:s/>“ Gameoflife-production-tomcat ”</text:p>
      <text:p text:style-name="Standard"/>
      <text:p text:style-name="Standard">now Click on Save <text:s text:c="2"/>OR <text:s text:c="2"/>Apply &amp; Save</text:p>
      <text:p text:style-name="Standard"/>
      <text:p text:style-name="Standard">Go to Jenkins</text:p>
      <text:p text:style-name="Standard">@ centre of the Page , after<text:s/>ALL click on the pipeline name which we have set</text:p>
      <text:p text:style-name="Standard">&amp; Click on Build Now</text:p>
      <text:p text:style-name="Standard"/>
      <text:p text:style-name="Standard">Check the Output</text:p>
      <text:p text:style-name="Standard">Check the TomCat Production Server @ web</text:p>
      <text:p text:style-name="Standard"/>
      <text:p text:style-name="Standard"/>
      <text:p text:style-name="Standard"/>
      <text:p text:style-name="Standard"/>
      <text:p text:style-name="Standard">Thank You</text:p>
      <text:p text:style-name="Standard">Srinivas.T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</meta:initial-creator>
    <dc:creator>Admin</dc:creator>
    <meta:creation-date>2017-04-27T23:05:00Z</meta:creation-date>
    <dc:date>2018-10-21T08:34:00Z</dc:date>
    <meta:template xlink:href="Normal" xlink:type="simple"/>
    <meta:editing-cycles>1</meta:editing-cycles>
    <meta:editing-duration>PT2460S</meta:editing-duration>
    <meta:document-statistic meta:page-count="8" meta:paragraph-count="20" meta:word-count="1523" meta:character-count="10187" meta:row-count="72" meta:non-whitespace-character-count="8684"/>
  </office:meta>
</office:document-meta>
</file>